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 officeooo:paragraph-rsid="00369046"/>
    </style:style>
    <style:style style:name="P10" style:family="paragraph" style:parent-style-name="Standard">
      <style:text-properties officeooo:rsid="00462bf3" officeooo:paragraph-rsid="00462bf3"/>
    </style:style>
    <style:style style:name="P11" style:family="paragraph" style:parent-style-name="Standard">
      <style:text-properties officeooo:paragraph-rsid="0017c51e"/>
    </style:style>
    <style:style style:name="P12" style:family="paragraph" style:parent-style-name="Standard">
      <style:text-properties officeooo:paragraph-rsid="00166acd"/>
    </style:style>
    <style:style style:name="P13" style:family="paragraph" style:parent-style-name="Standard">
      <style:text-properties officeooo:rsid="00162ac1" officeooo:paragraph-rsid="007b24e2"/>
    </style:style>
    <style:style style:name="P14" style:family="paragraph" style:parent-style-name="Standard">
      <style:text-properties officeooo:rsid="0082920a" officeooo:paragraph-rsid="0082920a"/>
    </style:style>
    <style:style style:name="P15" style:family="paragraph" style:parent-style-name="Standard">
      <style:text-properties officeooo:rsid="00b59dbd" officeooo:paragraph-rsid="00b59db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90217" officeooo:paragraph-rsid="00b93b36" style:font-weight-asian="bold" style:font-weight-complex="bold"/>
    </style:style>
    <style:style style:name="P17" style:family="paragraph" style:parent-style-name="Standard">
      <style:text-properties officeooo:paragraph-rsid="00bcf1a6"/>
    </style:style>
    <style:style style:name="P18" style:family="paragraph" style:parent-style-name="Standard">
      <style:text-properties officeooo:rsid="00bcf1a6" officeooo:paragraph-rsid="00c3ada9"/>
    </style:style>
    <style:style style:name="P19" style:family="paragraph" style:parent-style-name="Standard">
      <style:text-properties officeooo:rsid="00c09765" officeooo:paragraph-rsid="00bb9fe7"/>
    </style:style>
    <style:style style:name="P20" style:family="paragraph" style:parent-style-name="Standard">
      <style:text-properties officeooo:paragraph-rsid="00bb9fe7"/>
    </style:style>
    <style:style style:name="P21" style:family="paragraph" style:parent-style-name="Standard">
      <style:text-properties officeooo:rsid="00bb9fe7" officeooo:paragraph-rsid="00c3ada9"/>
    </style:style>
    <style:style style:name="P22" style:family="paragraph" style:parent-style-name="Standard">
      <style:text-properties officeooo:rsid="00c703e8" officeooo:paragraph-rsid="00c703e8"/>
    </style:style>
    <style:style style:name="P23" style:family="paragraph" style:parent-style-name="Standard" style:list-style-name="L1">
      <style:text-properties officeooo:rsid="00b59dbd" officeooo:paragraph-rsid="00b59dbd"/>
    </style:style>
    <style:style style:name="P24" style:family="paragraph" style:parent-style-name="Standard" style:list-style-name="L5">
      <style:text-properties officeooo:rsid="00b59dbd" officeooo:paragraph-rsid="00c504b5"/>
    </style:style>
    <style:style style:name="P25" style:family="paragraph" style:parent-style-name="Standard" style:list-style-name="L7">
      <style:text-properties officeooo:rsid="00b59dbd" officeooo:paragraph-rsid="00c504b5"/>
    </style:style>
    <style:style style:name="P26" style:family="paragraph" style:parent-style-name="Standard" style:list-style-name="L8">
      <style:text-properties officeooo:rsid="00b59dbd" officeooo:paragraph-rsid="00c504b5"/>
    </style:style>
    <style:style style:name="P27" style:family="paragraph" style:parent-style-name="Standard" style:list-style-name="L1">
      <style:text-properties officeooo:rsid="00b6444e" officeooo:paragraph-rsid="00b6444e"/>
    </style:style>
    <style:style style:name="P28" style:family="paragraph" style:parent-style-name="Standard" style:list-style-name="L5">
      <style:text-properties officeooo:rsid="00b6444e" officeooo:paragraph-rsid="00b6444e"/>
    </style:style>
    <style:style style:name="P29" style:family="paragraph" style:parent-style-name="Standard" style:list-style-name="L2">
      <style:text-properties officeooo:rsid="00c703e8" officeooo:paragraph-rsid="00c703e8"/>
    </style:style>
    <style:style style:name="P30" style:family="paragraph" style:parent-style-name="Standard" style:list-style-name="L2">
      <style:text-properties officeooo:rsid="00c84a74" officeooo:paragraph-rsid="00c84a74"/>
    </style:style>
    <style:style style:name="P31" style:family="paragraph" style:parent-style-name="Standard" style:list-style-name="L3">
      <style:text-properties officeooo:rsid="00bcf1a6" officeooo:paragraph-rsid="00c3ada9"/>
    </style:style>
    <style:style style:name="P32" style:family="paragraph" style:parent-style-name="Standard" style:list-style-name="L3">
      <style:text-properties officeooo:rsid="00c9b166" officeooo:paragraph-rsid="00c9b166"/>
    </style:style>
    <style:style style:name="P33" style:family="paragraph" style:parent-style-name="Standard" style:list-style-name="L4">
      <style:text-properties officeooo:rsid="00c09765" officeooo:paragraph-rsid="00c09765"/>
    </style:style>
    <style:style style:name="P34" style:family="paragraph" style:parent-style-name="Standard" style:list-style-name="L4">
      <style:text-properties officeooo:rsid="00ce4f40" officeooo:paragraph-rsid="00ce4f40"/>
    </style:style>
    <style:style style:name="P35" style:family="paragraph" style:parent-style-name="Standard" style:list-style-name="L5">
      <style:text-properties officeooo:rsid="00c530ef" officeooo:paragraph-rsid="00c530ef"/>
    </style:style>
    <style:style style:name="P36" style:family="paragraph" style:parent-style-name="Standard" style:list-style-name="L6">
      <style:text-properties officeooo:rsid="00c530ef" officeooo:paragraph-rsid="00c530ef"/>
    </style:style>
    <style:style style:name="P37" style:family="paragraph" style:parent-style-name="Standard" style:list-style-name="L6">
      <style:text-properties officeooo:rsid="00cb35d3" officeooo:paragraph-rsid="00cb35d3"/>
    </style:style>
    <style:style style:name="P38" style:family="paragraph" style:parent-style-name="Standard" style:list-style-name="L7">
      <style:text-properties officeooo:rsid="00cb35d3" officeooo:paragraph-rsid="00cb35d3"/>
    </style:style>
    <style:style style:name="P39" style:family="paragraph" style:parent-style-name="Standard" style:list-style-name="L7">
      <style:text-properties officeooo:rsid="00cbe9c8" officeooo:paragraph-rsid="00cbe9c8"/>
    </style:style>
    <style:style style:name="P40" style:family="paragraph" style:parent-style-name="Standard" style:list-style-name="L7">
      <style:text-properties officeooo:rsid="00ccc644" officeooo:paragraph-rsid="00ccc644"/>
    </style:style>
    <style:style style:name="P41" style:family="paragraph" style:parent-style-name="Standard" style:list-style-name="L7">
      <style:text-properties officeooo:rsid="00c504b5" officeooo:paragraph-rsid="00c504b5"/>
    </style:style>
    <style:style style:name="P42" style:family="paragraph" style:parent-style-name="Standard" style:list-style-name="L5">
      <style:text-properties officeooo:rsid="00d07f2c" officeooo:paragraph-rsid="00d07f2c"/>
    </style:style>
    <style:style style:name="P43" style:family="paragraph" style:parent-style-name="Standard" style:list-style-name="L9">
      <style:text-properties officeooo:rsid="00d1aa4e" officeooo:paragraph-rsid="00d1aa4e"/>
    </style:style>
    <style:style style:name="P44" style:family="paragraph" style:parent-style-name="Standard" style:list-style-name="L5">
      <style:text-properties officeooo:rsid="00d8f386" officeooo:paragraph-rsid="00d8f386"/>
    </style:style>
    <style:style style:name="P45" style:family="paragraph" style:parent-style-name="Standard">
      <style:text-properties officeooo:rsid="00369046"/>
    </style:style>
    <style:style style:name="P46" style:family="paragraph" style:parent-style-name="Standard">
      <style:text-properties officeooo:rsid="00d9e547" officeooo:paragraph-rsid="00d9e547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fdc42"/>
    </style:style>
    <style:style style:name="T6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8" style:family="text">
      <style:text-properties officeooo:rsid="0065f56d"/>
    </style:style>
    <style:style style:name="T9" style:family="text">
      <style:text-properties officeooo:rsid="006bd988"/>
    </style:style>
    <style:style style:name="T10" style:family="text">
      <style:text-properties officeooo:rsid="006d5e70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b78c27"/>
    </style:style>
    <style:style style:name="T14" style:family="text">
      <style:text-properties officeooo:rsid="00c1b67d"/>
    </style:style>
    <style:style style:name="T15" style:family="text">
      <style:text-properties officeooo:rsid="00c9b166"/>
    </style:style>
    <style:style style:name="T16" style:family="text">
      <style:text-properties officeooo:rsid="00cb35d3"/>
    </style:style>
    <style:style style:name="T17" style:family="text">
      <style:text-properties officeooo:rsid="00d46654"/>
    </style:style>
    <style:style style:name="T18" style:family="text">
      <style:text-properties officeooo:rsid="00d8f386"/>
    </style:style>
    <style:style style:name="T19" style:family="text">
      <style:text-properties officeooo:rsid="008140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16">v<text:span text:style-name="T10">2.1.3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15">Some fixes (<text:span text:style-name="T13">FC</text:span> <text:span text:style-name="T13">CD</text:span> <text:span text:style-name="T13">D4</text:span> <text:span text:style-name="T13">AB</text:span> <text:span text:style-name="T13">0C</text:span> <text:span text:style-name="T13">88</text:span>):</text:p>
      <text:list xml:id="list1668106616" text:style-name="L1">
        <text:list-item>
          <text:p text:style-name="P23">Eventlog download exit with output open if no logs</text:p>
        </text:list-item>
        <text:list-item>
          <text:p text:style-name="P23">Eventlog &amp; expenselog .js had single = for comparison – with predictable results</text:p>
        </text:list-item>
        <text:list-item>
          <text:p text:style-name="P27">In LibreOffice reports, got compile errors on FilePicker.SetDisplayDirectory(DirectoryNameoutofPath(LG_Props.filename, "/") because the last paren was missing (always compiled before, however)</text:p>
        </text:list-item>
      </text:list>
      <text:p text:style-name="P21"/>
      <text:p text:style-name="P22">Remove legacy code from lib/file_put (<text:span text:style-name="T17">02 AB A9 2C A7 A0</text:span>):</text:p>
      <text:list xml:id="list346456743" text:style-name="L2">
        <text:list-item>
          <text:p text:style-name="P29">Remove code</text:p>
        </text:list-item>
        <text:list-item>
          <text:p text:style-name="P30">Upgrade file put routines: eventlog.php, <text:span text:style-name="T16">expenselog.php, logs_put.php, taskreport_put.php, timelog.php</text:span></text:p>
        </text:list-item>
      </text:list>
      <text:p text:style-name="P21"/>
      <text:p text:style-name="P18"><text:span text:style-name="T14">More</text:span> fixes <text:span text:style-name="T15">&amp; stuff</text:span> <text:span text:style-name="T14">(51 8F C8 F6 09 FF)</text:span>:</text:p>
      <text:list xml:id="list2979640302" text:style-name="L3">
        <text:list-item>
          <text:p text:style-name="P31">event_edit.php must do ‘lib/prop_set’</text:p>
        </text:list-item>
        <text:list-item>
          <text:p text:style-name="P32">Superuser bypasses ‘recent date’ check: lib/field_edit.php</text:p>
        </text:list-item>
      </text:list>
      <text:p text:style-name="P18"/>
      <text:p text:style-name="P19">Repository upgrade: (<text:span text:style-name="T18">90 E0 8F 79 12 5A</text:span>):</text:p>
      <text:list xml:id="list4237170163" text:style-name="L4">
        <text:list-item>
          <text:p text:style-name="P33">Add person_idref and time to repository</text:p>
        </text:list-item>
        <text:list-item>
          <text:p text:style-name="P33">Show deposit time and person on ‘hover’</text:p>
        </text:list-item>
        <text:list-item>
          <text:p text:style-name="P33">Allow using uploaded file name to replace entered name</text:p>
        </text:list-item>
        <text:list-item>
          <text:p text:style-name="P34">Use $_DB→BLOB_to_page() for download</text:p>
        </text:list-item>
      </text:list>
      <text:p text:style-name="P20"/>
      <text:p text:style-name="P17"/>
      <text:p text:style-name="P12"><text:span text:style-name="T6">Installation instructions</text:span><text:span text:style-name="T7">:</text:span></text:p>
      <text:list xml:id="list1659372674" text:style-name="L5">
        <text:list-item>
          <text:p text:style-name="P44"><text:span text:style-name="T19">version.php</text:span></text:p>
        </text:list-item>
        <text:list-item>
          <text:p text:style-name="P35">offline/lib/</text:p>
        </text:list-item>
      </text:list>
      <text:list xml:id="list2837777074" text:style-name="L6">
        <text:list-item>
          <text:list>
            <text:list-item>
              <text:p text:style-name="P36"><text:span text:style-name="T16">field_edit.</text:span>php</text:p>
            </text:list-item>
            <text:list-item>
              <text:p text:style-name="P37">file_put.php</text:p>
            </text:list-item>
          </text:list>
        </text:list-item>
      </text:list>
      <text:list xml:id="list163432017519366" text:continue-list="list1659372674" text:style-name="L5">
        <text:list-item>
          <text:p text:style-name="P24">offline/main/</text:p>
        </text:list-item>
      </text:list>
      <text:list xml:id="list1436275398" text:style-name="L7">
        <text:list-item>
          <text:list>
            <text:list-item>
              <text:p text:style-name="P25">eventlog.php</text:p>
            </text:list-item>
            <text:list-item>
              <text:p text:style-name="P38">expenselog.php</text:p>
            </text:list-item>
            <text:list-item>
              <text:p text:style-name="P38">logs_put.php</text:p>
            </text:list-item>
            <text:list-item>
              <text:p text:style-name="P39">taskreport_put.php</text:p>
            </text:list-item>
            <text:list-item>
              <text:p text:style-name="P40">timelog.php</text:p>
            </text:list-item>
            <text:list-item>
              <text:p text:style-name="P41">repository.php</text:p>
            </text:list-item>
          </text:list>
        </text:list-item>
      </text:list>
      <text:list xml:id="list163433236666247" text:continue-list="list163432017519366" text:style-name="L5">
        <text:list-item>
          <text:p text:style-name="P24">scripts/</text:p>
        </text:list-item>
      </text:list>
      <text:list xml:id="list3268111496" text:style-name="L8">
        <text:list-item>
          <text:list>
            <text:list-item>
              <text:p text:style-name="P26">eventlog.js</text:p>
            </text:list-item>
            <text:list-item>
              <text:p text:style-name="P26">expenselog.js</text:p>
            </text:list-item>
          </text:list>
        </text:list-item>
      </text:list>
      <text:list xml:id="list163431672455478" text:continue-list="list163433236666247" text:style-name="L5">
        <text:list-item>
          <text:p text:style-name="P42">DB</text:p>
        </text:list-item>
      </text:list>
      <text:list xml:id="list2833546652" text:style-name="L9">
        <text:list-item>
          <text:list>
            <text:list-item>
              <text:p text:style-name="P43">d20_repository: <text:s/>add fields depositor_idref, deposit_date (after filename)</text:p>
            </text:list-item>
          </text:list>
        </text:list-item>
      </text:list>
      <text:list xml:id="list163432622728540" text:continue-list="list163431672455478" text:style-name="L5">
        <text:list-item>
          <text:p text:style-name="P28">Fix all application reports</text:p>
        </text:list-item>
      </text:list>
      <text:p text:style-name="P14"><text:soft-page-break/></text:p>
      <text:p text:style-name="P11"/>
      <text:p text:style-name="P4">Versioning How-to:</text:p>
      <text:p text:style-name="P45"/>
      <text:p text:style-name="P46">Inspect with gitk, git log, git status</text:p>
      <text:p text:style-name="P10">Update <text:span text:style-name="T8">version # in this doc and</text:span> <text:span text:style-name="T9">version</text:span>.php</text:p>
      <text:p text:style-name="P8">Commit this doc <text:span text:style-name="T8">&amp; version.php</text:span></text:p>
      <text:p text:style-name="P9">Save a copy <text:span text:style-name="T4">of this doc &amp; version.php</text:span> in each user library</text:p>
      <text:p text:style-name="P6">Tag with version id <text:span text:style-name="T5">(git tag -a &lt;tag&gt; &lt;hash of this doc/version commit&gt;)</text:span></text:p>
      <text:p text:style-name="P13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1">(git push origin) <text:s/>(git push –tags origin master??)</text:span></text:p>
      <text:p text:style-name="P7">Checkout dev <text:span text:style-name="T12">(git checkout dev)</text:span></text:p>
      <text:p text:style-name="P13">(git stash pop)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7-08-24T16:34:31.107291252</dc:date>
    <meta:editing-duration>P4DT8H52M10S</meta:editing-duration>
    <meta:editing-cycles>175</meta:editing-cycles>
    <meta:generator>LibreOffice/5.3.1.2$Linux_X86_64 LibreOffice_project/30m0$Build-2</meta:generator>
    <meta:document-statistic meta:table-count="0" meta:image-count="0" meta:object-count="0" meta:page-count="2" meta:paragraph-count="50" meta:word-count="297" meta:character-count="1898" meta:non-whitespace-character-count="1675"/>
  </office:meta>
</office:document-meta>
</file>